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14d3" officeooo:paragraph-rsid="001114d3"/>
    </style:style>
    <style:style style:name="P2" style:family="paragraph" style:parent-style-name="Standard">
      <style:text-properties officeooo:rsid="001114d3" officeooo:paragraph-rsid="001122c4"/>
    </style:style>
    <style:style style:name="P3" style:family="paragraph" style:parent-style-name="Standard">
      <style:text-properties fo:font-weight="bold" officeooo:rsid="001114d3" officeooo:paragraph-rsid="001114d3" style:font-weight-asian="bold" style:font-weight-complex="bold"/>
    </style:style>
    <style:style style:name="P4" style:family="paragraph" style:parent-style-name="Standard">
      <style:text-properties fo:font-weight="bold" officeooo:rsid="001122c4" officeooo:paragraph-rsid="001122c4" style:font-weight-asian="bold" style:font-weight-complex="bold"/>
    </style:style>
    <style:style style:name="P5" style:family="paragraph" style:parent-style-name="Standard">
      <style:text-properties fo:font-weight="normal" officeooo:rsid="001122c4" officeooo:paragraph-rsid="001122c4" style:font-weight-asian="normal" style:font-weight-complex="normal"/>
    </style:style>
    <style:style style:name="P6" style:family="paragraph" style:parent-style-name="Standard">
      <style:text-properties officeooo:rsid="001122c4" officeooo:paragraph-rsid="001122c4"/>
    </style:style>
    <style:style style:name="P7" style:family="paragraph" style:parent-style-name="Standard">
      <style:text-properties officeooo:rsid="0011634a" officeooo:paragraph-rsid="0011634a"/>
    </style:style>
    <style:style style:name="P8" style:family="paragraph" style:parent-style-name="Standard">
      <style:text-properties fo:font-weight="normal" officeooo:rsid="001122c4" officeooo:paragraph-rsid="001122c4" style:font-weight-asian="normal" style:font-weight-complex="normal"/>
    </style:style>
    <style:style style:name="P9" style:family="paragraph" style:parent-style-name="Standard">
      <style:text-properties officeooo:rsid="001114d3" officeooo:paragraph-rsid="001114d3"/>
    </style:style>
    <style:style style:name="P10" style:family="paragraph" style:parent-style-name="Standard">
      <style:text-properties officeooo:rsid="00131a69" officeooo:paragraph-rsid="00131a69"/>
    </style:style>
    <style:style style:name="P11" style:family="paragraph" style:parent-style-name="Standard">
      <style:text-properties fo:font-weight="bold" officeooo:rsid="001114d3" officeooo:paragraph-rsid="001114d3" style:font-weight-asian="bold" style:font-weight-complex="bold"/>
    </style:style>
    <style:style style:name="P12" style:family="paragraph" style:parent-style-name="Standard">
      <style:text-properties fo:font-weight="bold" officeooo:rsid="0014b5a0" officeooo:paragraph-rsid="0014b5a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22c4" style:font-weight-asian="normal" style:font-weight-complex="normal"/>
    </style:style>
    <style:style style:name="T3" style:family="text">
      <style:text-properties fo:font-weight="normal" officeooo:rsid="0014b5a0" style:font-weight-asian="normal" style:font-weight-complex="normal"/>
    </style:style>
    <style:style style:name="T4" style:family="text">
      <style:text-properties officeooo:rsid="001122c4"/>
    </style:style>
    <style:style style:name="T5" style:family="text">
      <style:text-properties officeooo:rsid="0011634a"/>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4333"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 Before 7/26/18</text:p>
      <text:p text:style-name="P1"/>
      <text:p text:style-name="P1">Initial tests of the mito systems involved <text:span text:style-name="T4">either pure POPC or 80%</text:span>POPC and <text:span text:style-name="T4">20%</text:span>DOPE. The rationale for the lipids were than POPC is quite flat, a good background lipid to for comparing with negative lipids. DOPE was chosen because it’s tails are the same composition as CL (once it’s updated). </text:p>
      <text:p text:style-name="P3">Generating flat systems: <text:span text:style-name="T1">Flat equilibrium simulations with each composition were run, then new bilayers were created using the average apl, to feed into bumpy. </text:span><text:span text:style-name="T3">The flat systems were run with 100 lipids per leaflet, 100mM NACL for neutral <text:s/>(what for CL?)</text:span></text:p>
      <text:p text:style-name="P3"><text:span text:style-name="T3"/></text:p>
      <text:p text:style-name="P12"><text:span text:style-name="T3">f</text:span><text:span text:style-name="T1">lat systems are in </text:span><text:span text:style-name="T7">/homekevin/hdd/Projects/mito/reference_files/flat_bilayers, with the flat sims in charmm-gui/gromacs. </text:span><text:span text:style-name="T8">The new flat sims were generated by using the scale_flat_bilayers function in git repos /python/misc, with the scale factor being the average x dim of the last 20 ns of 50ns flat eq over the final frame</text:span></text:p>
      <text:p text:style-name="P3"><text:span text:style-name="T3"/></text:p>
      <text:p text:style-name="P3">Choosing zo estimates:<text:span text:style-name="T1"> </text:span><text:span text:style-name="T2">zos were taken from calculated values from bumpy paper. They’re from 330K and our simulations are at 310K, but DMPC shows basically no difference (0.01) between 330 and 300K so we’re alright. The 20% DOPE zo was estimated as 0.8 * (zo_POPC) + 0.2 (zo_DOPE). The zo of POPC is 0.96 nm, DOPE = 0.83 nm</text:span></text:p>
      <text:p text:style-name="P3"><text:span text:style-name="T4">Geometric choices</text:span>: <text:span text:style-name="T2">Chose a cylinder radius of 10 for diameter = 20 nm. The length of the cylinder was chosen to be 30 nm, to be able to fit 3 ATP synthase dimers (new Davies paper estimates a ~13 nm interdimer distance). The flat area was chosen to be equal to the surface area of the bilayer cylinder.</text:span></text:p>
      <text:p text:style-name="P5">A_cylinder = 30 * 2 * pi * 10 = 1885 nm^2</text:p>
      <text:p text:style-name="P5">A_flat = (L_flat ^2) – pi(20^2) <text:s text:c="5"/># 20 = r_junction + r_cylinder</text:p>
      <text:p text:style-name="P5">L_flat = sqrt(A_flat + pi * 20^2) = 56 nm</text:p>
      <text:p text:style-name="P5">Did not change buffer between images</text:p>
      <text:p text:style-name="P4">Dummy particles:<text:span text:style-name="T1"> Each system was simulated with and without bracketing dummy particles, with 5 nm thickness and default lateral spacing</text:span></text:p>
      <text:p text:style-name="P3">Simulation parameters:</text:p>
      <text:p text:style-name="P5">T=310K</text:p>
      <text:p text:style-name="P2"/>
      <text:p text:style-name="P6">Results: <text:span text:style-name="T5">See /home/kevin/hdd/Projects/mito/analysis/videos/initial_sims</text:span></text:p>
      <text:p text:style-name="P7">The dummy particles keep everything in place as expected. The non-dummy systems deform but do not collapse. Unfortunately, the fluctuations for the pure POPC system (and maybe the PE system) lead to periodic images interacting in the z direction. </text:p>
      <text:p text:style-name="P7"><text:tab/>An anecdotal thing is that the PE system deformed less, and seemed to retain more of a cylinder!</text:p>
      <text:p text:style-name="P1"/>
      <text:p text:style-name="P1"/>
      <text:p text:style-name="P10">8/3/18</text:p>
      <text:p text:style-name="P10">The zo of the new 4-chain CL is 0.903 +/- 0.004 nm (se), for no salt. Rerunning with salt because the system reached across periodic bounda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3:44:51.735899156</meta:creation-date>
    <dc:date>2018-08-03T14:43:51.452452426</dc:date>
    <meta:editing-duration>PT1H30M42S</meta:editing-duration>
    <meta:editing-cycles>4</meta:editing-cycles>
    <meta:generator>LibreOffice/5.4.6.2$Linux_X86_64 LibreOffice_project/40m0$Build-2</meta:generator>
    <meta:document-statistic meta:table-count="0" meta:image-count="0" meta:object-count="0" meta:page-count="1" meta:paragraph-count="18" meta:word-count="408" meta:character-count="2426" meta:non-whitespace-character-count="2026"/>
  </office:meta>
</office:document-meta>
</file>